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1*"/>
    </style:style>
    <style:style style:name="Table1.B" style:family="table-column">
      <style:table-column-properties style:column-width="0.9896in" style:rel-column-width="9363*"/>
    </style:style>
    <style:style style:name="Table1.C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officeooo:rsid="001d9e37" officeooo:paragraph-rsid="001d9e37"/>
    </style:style>
    <style:style style:name="P2" style:family="paragraph" style:parent-style-name="Text_20_body">
      <style:text-properties style:text-underline-style="solid" style:text-underline-width="auto" style:text-underline-color="font-color" officeooo:rsid="001f754c" officeooo:paragraph-rsid="001f754c"/>
    </style:style>
    <style:style style:name="P3" style:family="paragraph" style:parent-style-name="Text_20_body">
      <style:text-properties style:text-underline-style="solid" style:text-underline-width="auto" style:text-underline-color="font-color" officeooo:rsid="00243cce" officeooo:paragraph-rsid="001d9e37"/>
    </style:style>
    <style:style style:name="P4" style:family="paragraph" style:parent-style-name="Text_20_body">
      <style:text-properties officeooo:rsid="0020d3e5" officeooo:paragraph-rsid="0020d3e5"/>
    </style:style>
    <style:style style:name="P5" style:family="paragraph" style:parent-style-name="Text_20_body">
      <style:text-properties fo:font-weight="bold" officeooo:rsid="00238c74" officeooo:paragraph-rsid="00238c74" style:font-weight-asian="bold" style:font-weight-complex="bold"/>
    </style:style>
    <style:style style:name="P6" style:family="paragraph" style:parent-style-name="Text_20_body">
      <style:text-properties style:text-underline-style="none" officeooo:rsid="001d9e37" officeooo:paragraph-rsid="001d9e37"/>
    </style:style>
    <style:style style:name="P7" style:family="paragraph" style:parent-style-name="Text_20_body">
      <style:text-properties style:text-underline-style="none" officeooo:rsid="00243cce" officeooo:paragraph-rsid="001d9e37"/>
    </style:style>
    <style:style style:name="P8" style:family="paragraph" style:parent-style-name="Text_20_body">
      <style:paragraph-properties fo:text-align="center" style:justify-single-word="false"/>
      <style:text-properties fo:font-size="11pt" style:text-underline-style="none" officeooo:rsid="0025e8bc" officeooo:paragraph-rsid="0025e8bc" style:font-size-asian="9.60000038146973pt" style:font-size-complex="11pt"/>
    </style:style>
    <style:style style:name="P9" style:family="paragraph" style:parent-style-name="Text_20_body">
      <style:text-properties officeooo:rsid="00296190" officeooo:paragraph-rsid="00296190"/>
    </style:style>
    <style:style style:name="P10" style:family="paragraph" style:parent-style-name="Table_20_Contents">
      <style:text-properties officeooo:rsid="0025e8bc" officeooo:paragraph-rsid="0025e8bc"/>
    </style:style>
    <style:style style:name="P11" style:family="paragraph" style:parent-style-name="Table_20_Contents">
      <style:text-properties fo:font-size="11pt" officeooo:rsid="0025e8bc" officeooo:paragraph-rsid="0025e8bc" style:font-size-asian="11pt" style:font-size-complex="11pt"/>
    </style:style>
    <style:style style:name="P12" style:family="paragraph" style:parent-style-name="Table_20_Contents">
      <style:text-properties fo:font-size="11pt" officeooo:rsid="002799c5" officeooo:paragraph-rsid="002799c5" style:font-size-asian="11pt" style:font-size-complex="11pt"/>
    </style:style>
    <style:style style:name="P13" style:family="paragraph" style:parent-style-name="Text_20_body">
      <style:text-properties officeooo:rsid="002b66ae" officeooo:paragraph-rsid="002b66ae"/>
    </style:style>
    <style:style style:name="P14" style:family="paragraph" style:parent-style-name="Text_20_body">
      <style:text-properties fo:color="#b2b2b2" fo:font-size="10pt" officeooo:rsid="0020d3e5" officeooo:paragraph-rsid="00238c74" style:font-size-asian="10pt" style:font-size-complex="10pt"/>
    </style:style>
    <style:style style:name="P15" style:family="paragraph" style:parent-style-name="Text_20_body">
      <style:text-properties fo:color="#b2b2b2" fo:font-size="10pt" officeooo:rsid="00221978" officeooo:paragraph-rsid="00238c74" style:font-size-asian="10pt" style:font-size-complex="10pt"/>
    </style:style>
    <style:style style:name="P16" style:family="paragraph" style:parent-style-name="Text_20_body">
      <style:text-properties style:text-underline-style="solid" style:text-underline-width="auto" style:text-underline-color="font-color" officeooo:rsid="001d9e37" officeooo:paragraph-rsid="001f754c"/>
    </style:style>
    <style:style style:name="P17" style:family="paragraph" style:parent-style-name="Text_20_body">
      <style:text-properties style:text-underline-style="solid" style:text-underline-width="auto" style:text-underline-color="font-color" officeooo:rsid="002b66ae" officeooo:paragraph-rsid="002b66ae"/>
    </style:style>
    <style:style style:name="P18" style:family="paragraph" style:parent-style-name="Heading_20_2">
      <style:text-properties officeooo:rsid="001d9e37" officeooo:paragraph-rsid="001d9e37"/>
    </style:style>
    <style:style style:name="P19" style:family="paragraph" style:parent-style-name="Heading_20_1">
      <style:text-properties officeooo:rsid="001d9e37" officeooo:paragraph-rsid="001d9e37"/>
    </style:style>
    <style:style style:name="P20" style:family="paragraph" style:parent-style-name="Heading_20_1">
      <style:text-properties officeooo:rsid="0020d3e5" officeooo:paragraph-rsid="0020d3e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754c"/>
    </style:style>
    <style:style style:name="T3" style:family="text">
      <style:text-properties officeooo:rsid="0025e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20" text:outline-level="1">Design</text:h>
      <text:p text:style-name="P4">Sun (1 Y LED)</text:p>
      <text:p text:style-name="P4">12 snowflakes (W LED)</text:p>
      <text:p text:style-name="P4">3 snowman pieces (W LED)</text:p>
      <text:p text:style-name="P4">color changing LED for sky? <text:s/></text:p>
      <text:p text:style-name="P5">(non-electrical):</text:p>
      <text:p text:style-name="P14">Plexiglass on board with nails routing the shapes</text:p>
      <text:p text:style-name="P15">Manhattan technique?</text:p>
      <text:p text:style-name="P13">Used a recycled computer case side panel</text:p>
      <text:p text:style-name="P9">13x11” window</text:p>
      <text:p text:style-name="P9">2x2 snowflaxes</text:p>
      <text:h text:style-name="P19" text:outline-level="1">Hardware</text:h>
      <text:h text:style-name="P18" text:outline-level="2">MCU</text:h>
      <text:p text:style-name="P1">Lowest cost STM32<text:span text:style-name="T1"> (on digikey):</text:span></text:p>
      <text:p text:style-name="P1"><text:span text:style-name="T1">MCU only:<text:line-break/><text:tab/>STMicroelectronics STM32F030K6T6<text:line-break/><text:tab/>$1.32 @ 10<text:line-break/><text:tab/></text:span><text:a xlink:type="simple" xlink:href="http://www.digikey.com/product-detail/en/STM32F030K6T6/497-14046-ND/4494296" text:style-name="Internet_20_link" text:visited-style-name="Visited_20_Internet_20_Link">http://www.digikey.com/product-detail/en/STM32F030K6T6/497-14046-ND/4494296</text:a></text:p>
      <text:p text:style-name="P6"><text:tab/>2.4-3.6V</text:p>
      <text:p text:style-name="P6"/>
      <text:p text:style-name="P3">Atmel ATmega328P</text:p>
      <text:p text:style-name="P7">1.8 – 5.5 V</text:p>
      <text:p text:style-name="P8">Table X: Microcontrollers with GCC suppor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ext:soft-page-break/>
        <table:table-row>
          <table:table-cell table:style-name="Table1.A1" office:value-type="string">
            <text:p text:style-name="P10">Manufacturer</text:p>
          </table:table-cell>
          <table:table-cell table:style-name="Table1.A1" office:value-type="string">
            <text:p text:style-name="P10">Part #</text:p>
          </table:table-cell>
          <table:table-cell table:style-name="Table1.A1" office:value-type="string">
            <text:p text:style-name="P10">Price</text:p>
          </table:table-cell>
          <table:table-cell table:style-name="Table1.A1" office:value-type="string">
            <text:p text:style-name="P10">Core Processor</text:p>
          </table:table-cell>
          <table:table-cell table:style-name="Table1.A1" office:value-type="string">
            <text:p text:style-name="P10">RAM, Flash (KB)</text:p>
          </table:table-cell>
          <table:table-cell table:style-name="Table1.A1" office:value-type="string">
            <text:p text:style-name="P10">Voltage (V)</text:p>
          </table:table-cell>
          <table:table-cell table:style-name="Table1.G1" office:value-type="string">
            <text:p text:style-name="P10">Package, I/O</text:p>
          </table:table-cell>
        </table:table-row>
        <table:table-row>
          <table:table-cell table:style-name="Table1.A2" table:number-rows-spanned="2" office:value-type="string">
            <text:p text:style-name="P11">Atmel</text:p>
          </table:table-cell>
          <table:table-cell table:style-name="Table1.A2" office:value-type="string">
            <text:p text:style-name="P11">ATTINY48-AU</text:p>
          </table:table-cell>
          <table:table-cell table:style-name="Table1.A2" office:value-type="string">
            <text:p text:style-name="P11">1.08*</text:p>
          </table:table-cell>
          <table:table-cell table:style-name="Table1.A2" table:number-rows-spanned="2" office:value-type="string">
            <text:p text:style-name="P11">AVR 12MHz</text:p>
          </table:table-cell>
          <table:table-cell table:style-name="Table1.A2" office:value-type="string">
            <text:p text:style-name="P11">0.256, 4</text:p>
          </table:table-cell>
          <table:table-cell table:style-name="Table1.A2" table:number-rows-spanned="2" office:value-type="string">
            <text:p text:style-name="P11">1.8 – 5.5</text:p>
          </table:table-cell>
          <table:table-cell table:style-name="Table1.G2" table:number-rows-spanned="2" office:value-type="string">
            <text:p text:style-name="P11">32-TQFP (7x7), 28 I/O</text:p>
          </table:table-cell>
        </table:table-row>
        <table:table-row>
          <table:covered-table-cell/>
          <table:table-cell table:style-name="Table1.A2" office:value-type="string">
            <text:p text:style-name="P11">ATTINY88-AU-ND</text:p>
          </table:table-cell>
          <table:table-cell table:style-name="Table1.A2" office:value-type="string">
            <text:p text:style-name="P11">1.116*</text:p>
          </table:table-cell>
          <table:covered-table-cell/>
          <table:table-cell table:style-name="Table1.A2" office:value-type="string">
            <text:p text:style-name="P11">0.512, 8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Freescale Semiconductor - NXP</text:p>
          </table:table-cell>
          <table:table-cell table:style-name="Table1.A2" office:value-type="string">
            <text:p text:style-name="P11">MKE02Z16VLC4-ND</text:p>
          </table:table-cell>
          <table:table-cell table:style-name="Table1.A2" office:value-type="string">
            <text:p text:style-name="P11">1.173*</text:p>
          </table:table-cell>
          <table:table-cell table:style-name="Table1.A2" office:value-type="string">
            <text:p text:style-name="P11">ARM Cortex-M0+ 40MHz</text:p>
          </table:table-cell>
          <table:table-cell table:style-name="Table1.A2" office:value-type="string">
            <text:p text:style-name="P11">2, 16</text:p>
          </table:table-cell>
          <table:table-cell table:style-name="Table1.A2" office:value-type="string">
            <text:p text:style-name="P11">2.7 – 5.5</text:p>
          </table:table-cell>
          <table:table-cell table:style-name="Table1.G2" office:value-type="string">
            <text:p text:style-name="P11">32-LQFP (7x7), 28 I/O</text:p>
          </table:table-cell>
        </table:table-row>
        <table:table-row>
          <table:table-cell table:style-name="Table1.A2" office:value-type="string">
            <text:p text:style-name="P12">STMicroelectronics</text:p>
          </table:table-cell>
          <table:table-cell table:style-name="Table1.A2" office:value-type="string">
            <text:p text:style-name="P12">STM32F030K6T6</text:p>
          </table:table-cell>
          <table:table-cell table:style-name="Table1.A2" office:value-type="string">
            <text:p text:style-name="P12">1.328*</text:p>
          </table:table-cell>
          <table:table-cell table:style-name="Table1.A2" office:value-type="string">
            <text:p text:style-name="P12">ARM Cortex-M0 48MHz</text:p>
          </table:table-cell>
          <table:table-cell table:style-name="Table1.A2" office:value-type="string">
            <text:p text:style-name="P12">4, 32</text:p>
          </table:table-cell>
          <table:table-cell table:style-name="Table1.A2" office:value-type="string">
            <text:p text:style-name="P12">2.4 – 3.6</text:p>
          </table:table-cell>
          <table:table-cell table:style-name="Table1.G2" office:value-type="string">
            <text:p text:style-name="P12">32-LQFP (7x7), 26 I/O</text:p>
          </table:table-cell>
        </table:table-row>
      </table:table>
      <text:p text:style-name="P6">* <text:span text:style-name="T3">@ quantity 10</text:span></text:p>
      <text:p text:style-name="P6"/>
      <text:p text:style-name="P16"><text:span text:style-name="T1">Dev board:<text:line-break/><text:tab/>STM32L100C-DISCO<text:line-break/><text:tab/>$8.38<text:line-break/><text:tab/></text:span><text:a xlink:type="simple" xlink:href="http://www.digikey.com/product-detail/en/STM32L100C-DISCO/497-13930-ND/4357642" text:style-name="Internet_20_link" text:visited-style-name="Visited_20_Internet_20_Link">http://www.digikey.com/product-detail/en/STM32L100C-DISCO/497-13930-ND/4357642</text:a><text:span text:style-name="T1"><text:line-break/><text:tab/>1.65-3.6V<text:line-break/><text:tab/></text:span><text:span text:style-name="T2">max: 120mA VDD/VSS (100 each), 80 all I/O (25 each)</text:span></text:p>
      <text:p text:style-name="P17"><text:span text:style-name="T2">U</text:span><text:span text:style-name="T1">sing an Atmel ATMega328p microcontroller because I have a few on hand.</text:span></text:p>
      <text:h text:style-name="P18" text:outline-level="2">Power subsystem</text:h>
      <text:p text:style-name="P2">USB</text:p>
      <text:p text:style-name="P2">5V → 3.6V</text:p>
      <text:p text:style-name="P2">5V → LED or pin→LED</text:p>
      <text:p text:style-name="P13"/>
      <text:p text:style-name="P13">Using a cheap 5V USB adapter connected to the MCU (which supports up to 5V). Used two capacitors between VCC and GND. Added three 30-Ohms resistors in parallel because cheap AC adapter provides 5.20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1:22:27.676883009</meta:creation-date>
    <meta:generator>LibreOffice/5.0.3.2$Linux_X86_64 LibreOffice_project/00m0$Build-2</meta:generator>
    <dc:date>2015-12-25T10:37:22.677476336</dc:date>
    <meta:editing-duration>P1DT2H10M55S</meta:editing-duration>
    <meta:editing-cycles>6</meta:editing-cycles>
    <meta:document-statistic meta:table-count="1" meta:image-count="0" meta:object-count="0" meta:page-count="2" meta:paragraph-count="58" meta:word-count="206" meta:character-count="1376" meta:non-whitespace-character-count="1213"/>
  </office:meta>
</office:document-meta>
</file>